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、なんですか！　メイドだからってヘンな目で
見るのやめてください！</text:p>
          </table:table-cell>
          <table:table-cell table:number-columns-repeated="1023"/>
        </table:table-row>
        <table:table-row>
          <table:table-cell table:style-name="ce0" office:value-type="string">
            <text:p>いえ、その・・・絶対見るなってことじゃなくて、
ふ、普通に見るだけなら・・・というか、あの・・・
まあ、ちょっとくらいなら下心があってもいいかな
っていうか・・・////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あ・・・く・・・ぅ・・・あ、せ、せんぱい・・・っ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何、どうしたの？　ちゃんとお仕事に集中
　しなさい！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すみませんっ　お、お手洗いに行かせて
　くだ・・・さいっ！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だめよ！　王宮に仕えるメイドなら、それくらい
　我慢しなさい！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そんなっ！　でも、わ、わたし・・・もう・・・っ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ほんとに・・・がまんが・・・っ、ぁ、あ・・・っ！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いやっ、もうだめっ！！　す、すぐに戻り
　ますぅっ！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あ！　こら！！　待ちなさい！！　（ここで
　逃がしてなるものかぁっ！！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あんなに太ももをすり合わせちゃって♪
　もう限界が近いのね♪）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